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Dedication servic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</text:p>
      <text:p text:style-name="P2">(Public) Discourse<text:tab/><text:tab/><text:tab/><text:tab/>Y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6"/>
      <text:p text:style-name="P6">[Page 1]</text:p>
      <text:p text:style-name="P7">For the Dedication of the Industrial School/</text:p>
      <text:p text:style-name="P7">on Thanksgiving Day/</text:p>
      <text:p text:style-name="P6">To Thee, All seeing God, was disclosed the eager-/-ness with which Thy suppliants wished for/ the arrival of this day. <text:s/>They feared that/ their hope might be too long deferred, and/ prayed that Thou wouldst soon make them joy-/-ful over the opening of a nursery of human/ progress. <text:s/>Accept the joint thanksgivings/ of all who acknowledge that Thy Divine in-/-spiration stirred up men and women to help/ to carry on the holy undertaking. <text:s/>It was/ pleasing in Thy sight, O Lord of righteousness,/ that Thy worshippers[sic!] in Philadelphia had/ planned a work for the elevation of the lowly/ among their people, and Thou didst create/ an anxiety in Thy adorers of this city to further/ the work of the same exalting end./</text:p>
      <text:p text:style-name="P6">Oh! may Thy guardianship crown the labor with a/ success yearly greater and finally complete./ <text:s/>The heavenly blessing that Thou hast promised/ in the sacred books to the diligent, will then/</text:p>
      <text:p text:style-name="P6"/>
      <text:p text:style-name="P6">[Page 2]</text:p>
      <text:p text:style-name="P6">rest on the craftsmen, trained in this build-/-ing which we dedicate to industry. <text:s/>Through/ them, will the <text:soft-page-break/>name of Israel rise aloft <text:span text:style-name="T2">among</text:span><text:span text:style-name="T3"> in the/ midst of a nation, whose mechanics have rendered America/ so famous. <text:s/>Grant that the descendants/ of the tribes whose skill in handling the tools of/ the artificer </text:span><text:span text:style-name="T2">adorned</text:span><text:span text:style-name="T3"> testified Thy Tabernacle in times of/ old; that even the progeny of the artisans whom/ </text:span><text:span text:style-name="T2">Babylon</text:span><text:span text:style-name="T3"> tyranny banished from their land, may gain here/ a knowledge which will redeem the reputa-/-tion of the Hebrews, who sought protection be-/-neath the folds of the banner of freedom./</text:span></text:p>
      <text:p text:style-name="P6"><text:span text:style-name="T3">By Thy watchfulness, O Lord, the spirit of the/ religion, whose expounders have extolled manual/ labor exceedingly, will abide with the many/ that shall enter our consecrated edifice to receive/ instruction. <text:s/>for, the good and true whom Thou/ hast lifted to the realms of bliss and the gene-/-rous </text:span><text:span text:style-name="T2">that</text:span><text:span text:style-name="T3"> who still remain our living benefactors,/ resolved that </text:span><text:span text:style-name="T2">make renders</text:span><text:span text:style-name="T3"> this structure should stand always a monument of their/ loyalty to Thy revealed Word. <text:s/>Whatever/ may tend to fasten the bond of Thy Sinaic/</text:span></text:p>
      <text:p text:style-name="P6"><text:span text:style-name="T3"/></text:p>
      <text:p text:style-name="P6"><text:span text:style-name="T3">[Page 3]</text:span></text:p>
      <text:p text:style-name="P6"><text:span text:style-name="T3">covenant, make us wise with humility, and/ devoted to the moral welfare of Thy necessi-/-tous creatures, will be taught in the house/ for whose permanence we implore Thy grace./ <text:s/></text:span></text:p>
      <text:p text:style-name="P6"><text:span text:style-name="T3"><text:tab/>Vouchsafe, O Lord! thus to reward the saintly/ charity performed by one, who loved the young/ in Israel and did bid</text:span><text:span text:style-name="T2">e</text:span><text:span text:style-name="T3"> her own efforts to </text:span><text:span text:style-name="T2">promote</text:span><text:span text:style-name="T3"> foster/ public education. <text:s/>Were she walking now/ upon earth, how greatly she would rejoice/ in Thee, because of an offering so precious as/ that which we bring on our national day./ <text:s/>Verily: "the memory of the just is blessed."/ <text:s/>But Thou wilt bestow Thy Fatherly benediction/ likewise upon all who have hallowed their/ time to the service of the soul ennobling cause;/ on all who have parted with some of their/ means to advance the object now consum-/-mated. <text:s/>May they behold the fruits of/ their planting grow luxuriantly, and hear the/ dwellers of our city praise their </text:span><text:span text:style-name="T2">joint</text:span><text:span text:style-name="T3"> united endeavour/ and call it "social progress"/</text:span></text:p>
      <text:p text:style-name="P6"><text:span text:style-name="T3">And now we invoke Thy name for the/</text:span></text:p>
      <text:p text:style-name="P6"><text:span text:style-name="T3"/></text:p>
      <text:p text:style-name="P6"><text:span text:style-name="T3">[Page 4]</text:span></text:p>
      <text:p text:style-name="P6"><text:span text:style-name="T3">sake of the country in which prosperity has/ smiled upon our strivings and where tranquil-/ity has been our inseparable companion./ <text:s/>Let Thy choicest favors enrich the Republic/ of the North, let rays of Thy wisdom enlight-/-en her leaders and </text:span><text:span text:style-name="T2">Thy celestial</text:span><text:span text:style-name="T3"> unsullied purity, of/ which Thou art the archetype, be reflected/ in their public characters. <text:s/>Bless Penn-/-sylvania the Keystone of the arch spanned/ over our heads </text:span><text:span text:style-name="T2">for</text:span><text:span text:style-name="T3"> as a [?] protection, and/ may Philadelphia </text:span><text:span text:style-name="T2">remain</text:span><text:span text:style-name="T3"> continue for ever the home/ of peace; the habitation of brotherly lov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3T12:33:08.53</meta:creation-date>
    <meta:document-statistic meta:table-count="0" meta:image-count="0" meta:object-count="0" meta:page-count="3" meta:paragraph-count="78" meta:word-count="775" meta:character-count="4973"/>
    <dc:date>2012-10-03T13:04:46.56</dc:date>
    <dc:creator>Penn Libraries</dc:creator>
    <meta:editing-duration>PT00H01M06S</meta:editing-duration>
    <meta:editing-cycles>1</meta:editing-cycles>
    <meta:generator>OpenOffice.org/3.2$Win32 OpenOffice.org_project/320m12$Build-9483</meta:generator>
  </office:meta>
</office:document-meta>
</file>